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otham SSm A" svg:font-family="'Gotham SSm A', 'Gotham SSm B', 'Helvetica Neue', Helvetica, Roboto,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list-style-name="L1">
      <style:text-properties fo:font-size="14pt" officeooo:rsid="0000cd51" officeooo:paragraph-rsid="0000cd51" style:font-size-asian="12.25pt" style:font-size-complex="14pt"/>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94987280517917778" text:style-name="L1">
        <text:list-item>
          <text:p text:style-name="P1">Introducing Pig Latin</text:p>
        </text:list-item>
        <text:list-item>
          <text:p text:style-name="P1">Welcome to Pig Latin</text:p>
        </text:list-item>
        <text:list-item>
          <text:p text:style-name="P1">Hi. I'm Thomas Henson with Pluralsight and this course is Pig Latin: Getting Started. In this module we're gonna be introducing Pig Latin. This course is gonna cover the Pig Latin language. Pig is a powerful tool that allows developers to write MapReduce jobs. When I first started out using Hadoop, my first MapReduce jobs were all written in Pig Latin. If you're just starting out as a Hadoop developer or what to get started writing MapReduce, Pig Latin is a great place to start. In this course we're gonna cover the difference between Pig and Pig Latin. We're gonna talk about how Pig works with MapReduce and explain how Pig takes advantages of all the benefits of MapReduce. We're gonna briefly talk about the history of Pig, who uses Pig, and give a sneak peek into the Pig documentation. Then we're gonna end this module with a comparison of SQL, HiveQL, and Pig Latin. So before we jump into the Pig Latin world, what are some of the things you need to know before taking this course? You wanna have some basic SQL knowledge, but if not, that's okay because Pluralsight offers an introductory course to SQL, which can get you up to speed. You'll also want to have some basic knowledge of Hadoop, mostly just an overall understanding of how Hadoop works. One thing you won't need is you won't need any prior experience with MapReduce, but if you have experience with MapReduce, that's okay too because Pig Latin is actually going to give you a different way to write those MapReduce jobs. When I first heard I was gonna be working on a project using Pig Latin, the first thing that came to mind was a word game I played as a pig. It was the one where you take the first letter of a word and move to the end and put an A on the end. So pig would become igpa or stop would become topsa. I wasn't sure how this was gonna help me write MapReduce jobs so I began to dive deep in to a big data version of Pig Latin. What I found was an easy syntax that reminded me a lot of SQL and it also allowed me to work with large data sets. Let's look at the definition of the big data version of Pig Latin. Pig Latin is Pig's language that allows for developers to express data flows and describe how <text:soft-page-break/>data will be transformed. Similar to how SQL language is used to interact to relational databases, Pig Latin is the language that interacts with the Pig tool. As we go through this course, we'll find some shared syntaxes with SQL just join group or order and this is gonna help us grasp the Pig Latin language. That's why it's important for you to have a basic knowledge of SQL. While Pig Latin can be a simple language to learn, it can also be extended by developers by writing your own custom functions in Java, Python, and Ruby. But if Pig Latin is just a language that we interact with Pig, it would probably help if we knew was Pig was, so on the next couple slides we're gonna go through and define Pig, but I did wanna point out that while this course will primarily focus on Pig Latin and the basics of the Pig Latin language, we will also talk about Pig and MapReduce because our Pig Latin scripts will work on top of these technologies, we'll want to have some basic knowledge for how they work. So now let's look at Pig. Pig is an application environment that converts Pig Latin scripts into MapReduce jobs. Pig allows you to explore large datasets without having to write a MapReduce job in Java or Python or Ruby. If you remember earlier, I was saying that when I first started out with Hadoop I hadn't written any MapReduce jobs at all before so my first MapReduce jobs were actually written in Pig Latin. So don't worry if you haven't written any MapReduce jobs because I hadn't either before I started using Pig and Pig Latin. But this is one of the reasons that Pig is so powerful. It allows for developers to write MapReduce jobs without having to worry about how MapReduce even works. We can even say users don't have to have previous experience in Java or any other language except for SQL to be able to write these Pig Latin scripts and the ability to easily write MapReduce jobs is one of the key reasons that Pig was created and it's also one of the reasons that Pig is so popular today. Now let's look and see where Pig fits into the Hadoop stack. We know MapReduce is a framework that allows for applications to process large amounts of data in parallel. It works by breaking data into smaller chunks and then processing those chunks in parallel. Both Pig and Hive sit on <text:soft-page-break/>top of MapReduce. Each uses their own language to write MapReduce jobs. We know Pig uses Pig Latin and Hive uses HiveQL. So when a Pig Latin script is written, Pig takes that script and converts it into a MapReduce job without the developer having to write a MapReduce job. That Pig Latin script can then be ran over the entire Hadoop cluster and the reason this works is because Pig sits on top of MapReduce. So it inherits the same functionality that MapReduce has.</text:p>
        </text:list-item>
        <text:list-item>
          <text:p text:style-name="P1"/>
        </text:list-item>
        <text:list-item>
          <text:p text:style-name="P1">Pig vs. Mapreduce</text:p>
        </text:list-item>
        <text:list-item>
          <text:p text:style-name="P1">Since Pig works on top of MapReduce, why not just use MapReduce? Well, Pig was developed because writing a MapReduce job takes a long time. We can do a line by line comparison of a MapReduce job and a Pig Latin script and we'll see that Pig has a lot fewer lines. Because of the fewer lines of code, Pig allows for developers to quickly test their queries. Pig ships with a command line tool called a grunt shell, which actually allows for developers to run their Pig scripts directly on the cluster versus having to compile it into Java and deploy it out to the network just to test that query. Another reason for using Pig over traditional Java and MapReduce is because Pig doesn't require developers to have any Java experience. This is a very important role for Pig to fill because now data analysts are able to write MapReduce jobs in a high-level language similar to SQL as opposed to Java. So with fewer lines of code, the ability to test queries quicker and no need for Java experience, you can see why Pig has become a great tool for many people in the Hadoop ecosystem. Let's jump into some code and look at a Java MapReduce word count application. We wanted to pay special attention to the complexity and the number of lines because we're gonna see how it compares to a Pig Latin script that will do the same thing. Here we've got an example from the Apache Hadoop Wiki. This is a Java MapReduce application. It's actually a word count application and so what it's gonna do is it's just gonna count the number of words from a file input that we'll have. You'll notice that we're importing about four or five different MapReduce libraries. We'll notice it's about 65 lines of code, but that's not including our spaces. It's not a very <text:soft-page-break/>complex application, but it's definitely something an analyst wouldn't be able to write. Now let's look at an application that does the same thing as this one, but is written in Pig Latin. Here we have a Pig Latin script that does the same thing as our Java word application that we had just looked at. Wow! That's only seven lines of code versus the 45 lines of code we saw in the Java application. In fact, the entire script fit into the top part of the slide. That's not something we could have done with our Java application we just looked at. You'll also notice how we're not having to worry about importing different MapReduce libraries. That's something that's being done behind the scenes for us. I also wanted to draw your attention to the syntax. Look how similar it looks to SQL. We have keywords like order by, descending, group by. All the words are similar to what we're used to seeing in SQL. Even without Pig Latin experience we can begin to make sense of this script. For example, it looks like on the first line we're loading some text file. The next line looks like maybe we're iterating over that text file, and the third line it looks like we're filtering results based on maybe it's a regular expression. Then we are grouping over filtered words and taking word groupings and iterating them to get some kind of count. Once we have the word count, we are putting them into a descending order. Finally, it looks like the ordered words are being stored in a text file named results. Don't worry if you aren't' able to follow along with this example because in the next module we'll dive deep into the Pig Latin syntax. We were just showing this as a comparison to the Java application.</text:p>
        </text:list-item>
        <text:list-item>
          <text:p text:style-name="P1"/>
        </text:list-item>
        <text:list-item>
          <text:p text:style-name="P1">History and Documentation of Pig</text:p>
        </text:list-item>
        <text:list-item>
          <text:p text:style-name="P1">Pig started out at Yahoo, an organization with vast amounts of data. When I say vast amounts of data, I mean terabytes upon terabytes of data. Developers were busy and they had an increasing need to analyze add system data or even web search data because you gotta think that Google and Bing and Yahoo are fighting for that search business. So it was out of this competition and this need to quickly analyze data that Yahoo's research division actually <text:soft-page-break/>developed Pig in 2006. They intended for Pig to be a high-level language for MapReduce. What they wanted to do was empower the Yahoo analysts that were more familiar with SQL and give them the ability to write MapReduce jobs. Yahoo made Pig an open source project that was adopted by Apache in 2010. It was an important step for Pig because Apache also was an incubator for Hadoop, Hive, HBase and other big data tools. This is what has allowed for Pig to be shipped with other Hadoop tools, kinda like how Cloudera and Horton works. They'll package together some tools and those are some of the tools we'll use in the next couple modules. If you're working with open source tools or a framework, one of the first things you'll wanna do is you'll wanna look at the official documentation because chances are you're gonna be spending a lot of time referencing that documentation so it actually saves you a lot of time to go ahead and get familiar with it up front so you kinda know how to navigate the site. So where we can find the official Pig documentation? Like we were talking about, it's an Apache open source project now so all you have to remember is pig.apache.org. So go ahead and pull up your browser so that you can follow along as we kinda get familiar with the official Pig documentation. Here we are at the official Pig documentation. You're gonna find a lot of information on this page. This welcome screen right here is gonna give you a high-level explanation of Pig and it also provides news about the releases of Pig. You wanna pay attention to the release that you're using. For this course we're just gonna use 0.14.0. Here we have three sections. We have project, documentation, and developers. The project section is gonna give you details about the Pig project, like who the contributors are. It'll have some of the release notes each time there's a new release. The documentation tab actually offers the documentation for different Pig releases and the developers tab has information if you're contributing to the Pig project and how to track issues and how to set up version control. But we're gonna worry about the documentation. Remember that for this module and this course we're using release 0.14. Now we have a whole lot of options here on the left side of the screen. <text:soft-page-break/>Let's kind of expand it out a little bit more. Let's check out the getting started page. Here we have information on downloading and installing Pig, what the requirements are if you're gonna do that installation. In the next module we're actually gonna talk about how to install Pig, but we're gonna use a sandbox provided by Cloud Arrow or Horton Works to do it and that's the way I recommend doing it, but Pig can be installed as a stand-alone application. You just have to install it and then install Hadoop separately. If you wanted to go down that path, this is where you'd find that information. But if you still wanna install Pig, you can go here and look at the requirements and then you'll also see information about how to download Pig and install it. But let's scroll back up to the top. Now we're gonna wanna look at the Pig Latin basics. This section is very important because it explains some of the rules of Pig Latin. It's also gonna give you a reference to look back at the data types, arrhythmic operators, relational operators, and even how to write some UDFs. For example, let's look at the case sensitivity. Here we can see it explains the basic rule for the Pig Latin language on case sensitivity. What we can gather from this is that names and fields are case sensitive, but keywords are not. Let's scroll back up to the top. Now let's scroll down to the section called relational operators. Let's look at the distinct operator since we're familiar with that from SQL and here we can see that it's gonna define it for us so it's gonna give us the definition saying that it removes duplicate tuples in a relation. It's actually gonna give us the syntax for it, and then if we scroll down it'll actually give us an example of distinct being used. So you can see how if you're looking just to find a reference for a specific keyword how important this page is going to be to you. Let's scroll back up to the top so you can see how important the Pig Latin basics section is, but it's still a lot of information to take in and kind of sift through, so what do you do if you get stuck? Well, just like you would when you were in college, you would look in the back of the book at an index. Well, there's an index here too and so you can do that as well and you can look up any alias you're <text:soft-page-break/>looking for or any keyword and get that definition and go to it from there. I did wanna point out if you click on the miscellaneous section, you can scroll down and see that we have the API documentation here so if you're familiar with Java Docs, it's got that same look and feel as the Java Docs, but let's navigate to the Wiki. Here at the Wiki we'll find more information that's supported by the community and there's a lot of different resources here. If you look under the general information, you can see some of the papers that were published on the Pig application in the Pig Latin language. You can also see user documentation, but one of the things that we wanted to look at, I wanted to point out the PoweredBy section, a list of companies that are actually using Pig. I'm just gonna point out some of the companies on here. So you can look at AOL and how they use Pig. You can see LinkedIn on the list. We'll see Nokia, Salesforce.com, Twitter. Twitter's actually a big contributor to the Pig project, and then of course, Yahoo. You can see that Yahoo states that at least 40% of their Hadoop jobs are actually Pig jobs. There are a lot of sections that we didn't cover while we're going through the Pig documentation either on the Pig documentation site or on the Wiki site, but I did wanna show you that a majority of the references you're gonna look at are probably gonna be in that Pig Latin basics section, or if you can't find it there or need to find it a little bit quicker, you can use that index page. Feel free to go in and look around and spend some time going through the documentation and getting familiar with it, but just remember that if you get lost and you need to find something quickly, you can just use that index section.</text:p>
        </text:list-item>
        <text:list-item>
          <text:p text:style-name="P1"/>
        </text:list-item>
        <text:list-item>
          <text:p text:style-name="P1">Comparing SQL, HiveQL, and Pig Latin</text:p>
        </text:list-item>
        <text:list-item>
          <text:p text:style-name="P1">Let's compare HiveQL and SQL to Pig Latin. We've talked about how HiveQL is more closely aligned with SQL than Pig Latin, but what does that actually mean? Well, both HiveQL and SQL are both declarative languages where Pig is a procedural language. You can think about a declarative language as one where you're actually kind of describing the data or describing what you're doing versus a procedural <text:soft-page-break/>language which is going to give you step by step instructions. We're gonna work through an example in the next slide, but just remember that a procedural language is step by step instructions. Another difference between Pig Latin and HiveQL and SQL is Pig Latin is not schema bound. You can actually declare your schema at runtime where with both HiveQL and SQL, they're both schema bound. If you've ever tried to run a query on a table that's not there in SQL, you understand what I mean by being schema bound. It just won't let you do it. It'll give you an error message. Let's work through an example and we can see some of the differences between Pig Latin and SQL. Let's suppose we have an example of cereal data that has the ID, the name, calories, protein, fat, and carbs and for our example we want to actually only return the names, calories and proteins, and let's also say that we're only looking for proteins that are greater than 4. So how would we do that in SQL? I'm sure you're already thinking about how you would do it. It's a pretty easy statement. Let's look at it on the next page. So from our example data, we're just gonna do a select name, calories, and proteins from our table, which is cereal, where the protein is greater than 4. That'll return results for us. This is the example of working through the problem in SQL. Now let's look at it in Pig Latin. For us to get the same results in Pig Latin, we're gonna have to run three different statements, where in the SQL we only had to run one statement. It was a little bit of a longer statement. We only had to run it once. Here, like we were talking about with procedure, we'll have to do each thing step by step. So in this example we'll declare a variable called cereal. We'll iterate over that table to pull out the name, calories, and proteins, and then we'll create a new variable where we can filter our cereal variable, looking for proteins greater than 4, and then we'll dump those results, which is really just gonna display those results out to the user. So in this simple example, you can see where Pig Latin is more of a procedural step by step language. It allows you to break your problem into smaller steps. So for this example, you might look at the SQL statement and say hey, you know that just looked like it was a little <text:soft-page-break/>easier to read, a little easier to write. You know, why would I wanna break everything down into simple steps if I could just do it in one statement, but as we start working with larger datasets in future modules, you're gonna start to see the power of breaking things down into smaller steps so that you can actually iterate over larger datasets. So in the next modules you'll actually start to see the power of Pig. So this is the end of module 1 where we've been introducing Pig Latin. Some of the things that we've learned in this module are the differences between Pig and Pig Latin. We remember that Pig is the application that actually converts our Pig Latin scripts into MapReduce. We also learned that Pig Latin is a much easier way to write MapReduce jobs than traditional Java or even Python scripts. We went through the Pig documentation and we saw that it's a very valuable resource and we learned how to use the index and where some, and where the definitions are for the keywords in Pig. Then we also compared Pig Latin with SQL so that we could get a better grasp on how the language differs from SQL and how it pulls some of the same keywords from SQL.</text:p>
        </text:list-item>
        <text:list-item>
          <text:p text:style-name="P1"/>
        </text:list-item>
        <text:list-item>
          <text:p text:style-name="P1">Understanding Pig Latin</text:p>
        </text:list-item>
        <text:list-item>
          <text:p text:style-name="P1">Overview</text:p>
        </text:list-item>
        <text:list-item>
          <text:p text:style-name="P1">Hi. I'm Thomas Henson and this is module 2 of Pig Latin: Getting Started, Understanding Pig Latin. So now that we have a base knowledge about Pig and the Pig Latin language, we've looked at the history of Pig, we've seen how it works, and we know what problems it solves. We wanted to start to focus on how to write our own Pig Latin scripts and start setting up our own environment. So the first thing we're gonna do in this module is we're gonna install a sandbox. We'll do a walkthrough and show you how to use the Pig Editor in both those sandboxes. Next we wanted to explore the data types and expressions and how to write those in Pig Latin. Then we'll go through the relational, arrhythmic, and Boolean operators And finally we're gonna bring it all together into a demo where we'll actually do a real-world example. So what is a sandbox and why are we gonna use a sandbox? A sandbox solves a problem by giving us a smaller development environment that we <text:soft-page-break/>can test out our Pig Latin scripts. It'll also be able to run MapReduce jobs for us in the back. There's nothing magical about a sandbox. A sandbox is just a collection of tools that are packaged together so that you can test and use on your local development environment. Basically you'll have Pig, HDFS, Hive, HBase, and a couple other big data tools that are all packaged together and I'll put on CentOS so they can run in a virtual environment. In this course we're gonna cover two sandbox options and show how to install both in a Windows environment. The first one is Cloudera. Their founders came from Google, Facebook, and Yahoo, so they really understand Hadoop and they've been using it for many years on large, large datasets. They're also big open source contributors to the Hadoop projects and some of the other big data projects, so not only are they producing products for the market, but they're also doing a lot of contributions to open source. The other sandbox we're gonna look at is Hortonworks. Their founders were the initial developers of the Hadoop open source project so they understand big data. They're also very big Pig contributors, so you can see why we're gonna use them as well. Now let's look and see how to install Cloudera in our Windows environment.</text:p>
        </text:list-item>
        <text:list-item>
          <text:p text:style-name="P1"/>
        </text:list-item>
        <text:list-item>
          <text:p text:style-name="P1">Demo 1: Installing CDH</text:p>
        </text:list-item>
        <text:list-item>
          <text:p text:style-name="P1">The first software product we're gonna look at is from Cloudera and like we were talking about earlier, Cloudera's founders were some of the first Hadoop developers. Cloudera offers hybrid open source and by hybrid I mean they have products that are both open source and proprietary. Some of their products that are proprietary work really well with their open source products but it's just like a premium feature you have to pay for. They offer both services and products so they offer people help with managing their clusters and some of the products that go along with, help expand out and get more out of Hadoop. Their sandbox is a CDH and we're gonna be using the CDH 5.3for our demo and working on installing it here. Let's look at some of the requirements to install the sandbox. Like we were talking about, we're gonna be doing this course with the CDH 5.3 <text:soft-page-break/>version. We're gonna install it in a virtual machine so you have three options. You can go with theirs, you can go with VirtualBox, VMware, or KV. We're gonna do all our installation from VirtualBox, but the directions for VMware and KV are also available on the website in the same area from where we'll be doing our install. The system requirements, you're gonna need 4 gigabytes of RAM and that's gonna be a minimum so as long as your system has available 4 gigabytes for you to have that minimum, you can do that, but you can always go up more if you want and then the file size is gonna be a minimum of 3 gigabytes. Once again, that's just a minimum. You can go above that. If you wanna think about file size, file size is similar to what you would do for your hard drive, so if you're thinking about it as far as hey, you know, that's my hard drive, well what's your minimum requirements for you are gonna be different depending on how much data you're gonna be putting up, but for what we're gonna be working with, 3 gigabytes is gonna work fine. So we're gonna go through a demo of installing the CDH 5.3 and you'll be able to find that software on the Cloudera's website. We'll work together and follow along. You can follow along on the website. We'll be doing all our installations with a VirtualBox so if you have VirtualBox you'll wanna have it pulled up and kinda walk through it with us. If not, you can do it with VMware and it won't change too much. Here we are at Cloudera's website. There's a lot of information on their website. You can go through and find some other tutorials and more resources for Hadoop and a lot of the services they provide and some more information, just all about the Hadoop framework, but this area we're gonna wanna go to, we're gonna wanna go to the downloads section, so we'll click on downloads. And we're not looking for the Cloudera Live that's their version managed in the Cloud. We can go through it and play with it a little bit, but for really what we're doing, it's easy enough for us to do the sandbox and so we're gonna go with the QuickStart VMs, which is where the sandboxes are gonna be. Let's go look at the download now version. So the sandbox version we're gonna use is the 5.3, so let's just make sure that we're clicked on the 5.3 version and <text:soft-page-break/>we're gonna scroll down and the download version we're gonna look for is the VirtualBox, but if you're using VMware or KVM, you're able to find that here. Just a reminder on the system requirements, so if you click on the system requirement tab, before we do the download, let's go to the getting started and I wanted to point out the username and password and some of the other, some other information that you'll need if you get lost and you forget it and you wanna go back. It's all here and so the username and the password are what we're gonna use to log in to the area where we can access the Pig Editor. And so let's go back to the download section and depending on what platform you're using, we're gonna be using VirtualBox. We're gonna go ahead and download the VirtualBox. That installation will pop up and it'll take a little while. It's gonna download it as a 7zip file and so once we get that we'll unzip it and we'll start the installation. So we've gone through and we've finished our download for the Cloudera CDH 5.3 and we've unzipped it and we have it here on our desktop and a folder and inside that folder we have two. You'll have an appliance, you'll have appliance file and you'll have another file. We'll keep those together and then I'm gonna open up VirtualBox. And then from the file menu there is an import appliance and so we'll import the appliance and we're gonna search for it on our desktop. We have it right here, the Cloudera quick start. Open it up and this is that appliance file that we were just talking about and so we'll open it up, confirm that yes, it's on the desktop. Go to the next. And then we're gonna stick with the default, but I did want to point out on the RAM here, we said that the requirement was 4 and so we've got 4 here. And then we're gonna start the import and it's gonna take a few minutes to kinda go through. Now that the installation process is complete, we can open back up the VirtualBox. And we'll see now on the left side of the screen that we have Cloudera quick start available and we'll start that up. It'll take a few minutes to start booting up, which is typical because you gotta think about this is a lot of. Alright, we've installed CDH 5.3 and now we've got it running for the first time in our VirtualBox so we can see that it automatically <text:soft-page-break/>pulls up a web browser and that's how we're gonna actually navigate and look at the Pig Editor and some of the other functions. So if you wanted to go to the Hue environment, and the Hue is the user interface that allows us to look at the Pig Editor and the Hive and even allow us to upload some files. So I'm gonna expand out the window and you remember back to when we were talking about on the Cloudera website some of the Getting Started guide, this is where we'll find our username and password and so like it says on the website, it was just Cloudera and Cloudera. It'll take a few minutes to load. Okay, and now this is our Hue interface and like we were saying, this is where we can find some of our editors, most importantly the Pig Editor, and we can have access to Hive here, Impala, and a couple of other ones. I did wanna point out the file browser so we're gonna click on the file browser and give it a second to load and this is what we're gonna use when we're going through some demos. We're gonna have some CSVs we're gonna upload so that we can access to them and run Pig scripts over them, so we'll be able to upload them here. It's fairly user friendly so you're able just to upload the files here and you can upload them by file or you can upload them by a zip, or TGZ, and this will actually give you access. You can see the folders. If we'd had some files we'd be able to navigate, but we don't have any files yet because this is a new installation and we haven't started working with any extra files, and so let's go back to the query editor and the Pig and just in case you didn't know it was Pig, there's a picture of a pig. So if you look on the left side of the menu, here's your Pig Editor and so if you needed to get back to the Pig Editor you'd be able to click here, but you can see that this window is where we can actually type our Pig scripts out so as you're following along, this is where you'll be typing your Pig scripts. So let's just throw up some values just so you can see the syntax highlighting. Let's just pretend we were putting in a, loading some CSV and let's give it a few fields here. And so if this was the script that we were gonna load, we could press the play button here, which would run the script, or you can submit it to run the script on this left-hand side under run. We'll hit it, but it's not gonna <text:soft-page-break/>work, but you can see that it'll start go and it's a batch process so it'll take a little bit of time, but we're gonna stop this because we haven't loaded the data and it's not a valid script because we don't have them, so we're gonna stop the unsaved script. Yes. And let's go back to our Pig Editor and it's saved our script for us, but we're, if we wanted to save it and be able to look at it later, we would want to run a save and we'll give it a meaningful name so it's cereal load. And so now we've saved our cereal load and we'll have access to it. If we look on the right side of the screen, this is where you'll see what you might call code snippets so if you wanted to look for an eval function that does average, you're able to put those in and you have some other relational operators do a, what a filter by or a flatten. So we'll get to using these as we go through some of the real-world examples, but I just wanted to show that this is the Pig Editor. This is where you'll spend a lot of your time. This is where you'll be editing your Pig scripts and adding them in and pressing the play to run them. So now that we've become familiar with the Cloudera sandbox, let's jump in and look at what the Hortonworks sandbox has to offer and how it differs.</text:p>
        </text:list-item>
        <text:list-item>
          <text:p text:style-name="P1"/>
        </text:list-item>
        <text:list-item>
          <text:p text:style-name="P1">Demo 2: Installing HDP</text:p>
        </text:list-item>
        <text:list-item>
          <text:p text:style-name="P1">Now that we've seen how to install Cloudera, let's look at Hortonworks. If you remember from earlier, Hortonworks is heavily involved in open source and all of their products are full open source. Most of their time is spent engineering and for contributions back into open source. As a company they sell services and training for their Hortonworks platform and setting it up. I think they also offer a few options in the Cloud for off-premise. Their sandbox is Hortonworks data platform. It's currently in version 2.2. That's the version we're going to be using throughout this demo. We're gonna primarily use the Hortonworks Sandbox, so let's look and see what some of those requirements are gonna be. Like we were talking, this is going to be for HDP 2.2. Just like for Cloudera, we'll be installing it as a virtual machine. The options are VirtualBox, VMware, and Hyper-V. We're gonna focus on using the VirtualBox <text:soft-page-break/>instance. The RAM requirements are going to be 4 gig, just like it was with Cloudera, but if you have more memory that you can allocate, you probably want to do that, but you don't have to. File size is gonna be 4 gig here versus the 3 gig and that's just a minimum, so just like we were saying, depending on how much data you're going to be putting in, you might want to bump that up as well. For what we're going to be doing, it'll be fine to keep it at 4 gigs. In this demo we're gonna be installing the Hortonworks Sandbox and going through that process. We're gonna be using it in a virtual environment and we'll be able to get that software off Hortonworks' website so if you want to go Hortonworks.com and follow along. Now that we've navigated to the Hortonworks website, you'll see there's a lot of information on here just like with the Cloudera website. There's a lot of tutorials. There's a lot of information about Hadoop and how to use Hadoop and just a couple walkthroughs as well, so you might wanna spend some time going through the website and getting familiar with it. Like I said, a lot of great resources. We're gonna wanna look for the sandbox. There's a button here. It says get sandbox or we can go through products and look for the downloaded install. We're gonna click here on the sandbox option and it comes up to the sandbox page. Like I said, we're gonna go with HDP 2.2. There's information on installing it on VirtualBox, VMware, or Hyper-V, but for our tutorial we're gonna use VirtualBox. So we'll want to navigate to the download for VirtualBox and we'll start that process and it'll take a little bit of time and after the download's complete we'll be able to go back through and start installing it. So now that our download is complete, we have our Hortonworks Sandbox here, HDP 2.2. It's in an OVF format so we'll open up our Oracle VirtualBox and just like we did with Cloudera, we're gonna go to import an appliance and then we'll search for it and we've got it here on our desktop and make sure we're getting HDP 2.2 and confirm the destination, (typing) and we've got our RAM at 4, and we're just gonna keep the defaults here. We're not gonna bump it up or anything, but you can go back and do that if you need to and we'll start the import. Now that the import is complete we <text:soft-page-break/>can actually start up Hortonworks Sandbox so let's make sure we have it selected and we'll run the start. Just like when we were powering up Cloudera for the first time, the Hortonworks will take a little bit of time to pull up. (typing) Now that we've got Hortonworks running for the first time, it's gonna be a little bit different than Cloudera. We're actually gonna use our own web browser to look at Hue and the user interface and that has Hive and Pig Editors and you'll see on the screen here we have an address that we need to go to. It's 127.0.0.1:88888 and so you'll just pull up your local web browser and insert that number and the first time that you go through it, you might have to fill out a registration page. It's just information for Hortonworks and so after you get through that step you'll be given another page and it's got some more information on it. It's got some other tutorials that you can go through, how to get started with Hadoop and tuned for the Hortonworks data platform or what you can do with it. It's some pretty good information, but we'll want to navigate to 127.0.0.1.:8000 and I have it pulled up here in this second tab and we'll close out that other one and so this is our user interface. This is the Hue user interface that comes with Hortonworks Sandbox and this is the one that we'll primarily be using all throughout this course. You could see that it's very similar to the Cloudera one that we were using because Hue is an open source project that supports both. You can see we have our file browser here just like we had in the Cloudera version. And this is where we'll be able to upload our files. Just like in Cloudera, the files are a zip, and you can see we have a couple other icons at the top. You have the Hive, which is designated by the B. We have the Pig, which is for Pig. It's where we're gonna spend a lot of our time. H catalog and a couple other options for us to go through, but let's go to the Pig browser since that's what we're wanting to see and we're most curious about. And so this is our Pig Editor. This is where we'll be able to type our Pig scripts and so let's just look and see at the Syntax highlighting. (typing) If we had to file the name of the cereal that we were trying to load and let's give it a <text:soft-page-break/>couple of column names. Name, carbs, fat. And if we were to try to load that, it wouldn't work just like when we were trying to do it before. We have to give it a title so when we were able to run it without a title in Cloudera we have to give it a title here, so we'll name this one cereal load. And now we can try to execute it and just like with Cloudera, this won't be able to execute because we don't have, we haven't uploaded a cereal.csv file yet. So we can see at the bottom that the query's going through the process. Let's go ahead and kill the job since we know it won't work. (typing) We just wanted to see the syntax highlighting here. We'll go through and actually run and do some Pig scripts that'll run throughout the process. We have the option to save. Now you can see we have cereal load save on the left-hand side of the screen under my scripts. Create a new script. Go to title. We'll say that this is just testing our code snip (typing). And so I wanted to show you some of the code snippets like we saw in Cloudera, so under the Pig help, or under the Pig helper, you can see you had the eval functions, relational operators, debug, input/output, HCat, Math, and a couple different other ones, and we'll go through and just like within Cloudera it kinda just gives you somewhere to put it. It kinda just gives you that code that you need so you can replace it and we'll go through toward the end of this module and actually do some real-world examples using some of these code snippets and we'll actually understand how these are implemented and what they specifically mean. Later on we'll talk about UDFs and you'll wanna remember the upload UDF area, so this is where we'll be pointing to. This has been a good opportunity to look around at the Pig Editor inside of Hortonworks Sandbox and see how we can install the Hortonworks Sandbox. So now let's jump back and let's start looking at how some of these functions, how to create your own Pig scripts and how these functions work and what we can really do with the Pig language.</text:p>
        </text:list-item>
        <text:list-item>
          <text:p text:style-name="P1"/>
        </text:list-item>
        <text:list-item>
          <text:p text:style-name="P1">Expressions and Data Types</text:p>
        </text:list-item>
        <text:list-item>
          <text:p text:style-name="P1">Now that we've got our development environment set up, let's look at how to create our Pig scripts. The first thing we're gonna wanna talk about is the <text:soft-page-break/>expression. How was the Pig script formed? What is the structure of a Pig script look like? If you're familiar with C# or Java or C++, you're used to ending all your statements with a semicolon. Well with Pig Latin it's the same thing here so all of our statements we're gonna end with a semicolon. All of our Pig Latin scripts are expressed as variables so you'll step through procedurally and say declare a variable A and then compare that variable to another variable B, and you'll kinda go as a step by step process. That leads into our other one. If you remember, we said that it was a procedural language versus a declarative language like SQL and HiveQL so our expressions are all gonna be thought about and created in a step by step basis. Let's look at an example of an Pig Latin expression. You can see here we have a variable that we're loading some data into and declaring those variables. In the next statement we're declaring B that's equal to foreach, our A variable and then generating the name, so that's iterating over it and then we're dumping those results out in that third line. You can start to see how we can structure our Pig Latin scripts and now let's jump into the next section where we're actually gonna define some of these data types and start looking at what these keywords mean. Pig Latin has five different data types. The first one we're gonna go over is our numeric type and the numeric type is the one that we're gonna be using whenever we're dealing with numbers. There are four numeric types in Pig Latin. The first one is int and it's a 32-bit number. So if you are looking for a way to remember that that's like 2 to the 31st and that's how big that number is. Our next one is our long and it's a 64-bit number and it's double the size of our integer, but if you wanted to think about how big that number can be, it's 2 to the 63rd and that's plus or minus. The next one is our float. It's more for precision and it's a 32-bit integer so it's 2 to the 31st, but it also can hold 754 decimal places and the same thing with the double. It's a precision number, but it's a 64-bit version of that number. If you're familiar with Java, all these are the same classes that are inherited from Java so they probably look very familiar to you. The next data type we're <text:soft-page-break/>gonna go over is our text and that's gonna be for our strings. In Pig Latin that would be a chararray and it's gonna hold a character of strings and you can see as an example, just any text so anything that you're trying to find text for you'll use a chararray for a lot of, in most instances and once again, if you're looking, if you're familiar from Java, it's Java.lang.string. The third data type is going to be our date so if you're looking for a date range, and we'll declare that by using datetime and the structure of a datetime. It's gonna do year, month, date, and then time, and in Java that's datetimetype. The fourth data type we're gonna go over is a binary and binary's one of those that you might not use a lot, but it's good just to understand how it works and you use binary by doing bytearray and it's actually an array of 8-bit numbers. It's mostly for binary data and like I said, it's not something that you're gonna use very often, but if you're familiar with Java, you can think of it as a class data byte array. The last data type we're gonna go over is the complex data type and this one is a little more complicated, but it's more about structuring lists and so let's look at three of those. There are three of these complex data types. The first one is a tuple. It's the easiest one. It's just an order of list of fields so if you wanna think about it from the SQL perspective, it's just like a row of data. And a bag would be the next one. It's a collection of tuples, so if you were thinking of it in a SQL term, it would be a collection of rows or maybe even a table to some extent and the last one's a little more complex, but you just need to think of it as a set of key value pairs. So what that really means is if you're thinking of it from a SQL perspective, think about how we use indexes on our tables so that we can look up certain values. Just in the example here, some key is a number of some value. So one thing to remember about the map is that those keys must be chararrays and just remember that key is the index where value is similar to the row of the table. So that's the five data types that we're gonna cover in Pig Latin. Let's move on and see some examples of some other keywords.</text:p>
        </text:list-item>
        <text:list-item>
          <text:p text:style-name="P1"/>
        </text:list-item>
        <text:list-item>
          <text:p text:style-name="P1"><text:soft-page-break/>Arithmetic, Comparison, Boolean, and Relational Operators</text:p>
        </text:list-item>
        <text:list-item>
          <text:p text:style-name="P1">Now we're gonna go over our Arithmetic Operators. You should be familiar with the syntax for these, but I did wanna point them out just in case you were curious. So the addition, subtraction, multiplication, and division, they're all the standard. And the same thing with our comparison operators. Your equal to is the double equal sign so A is equal to B, or not equals is the exclamation point and an equals sign, so A is not equal to B. Your greater than sign and also your greater than or equal to sign is the same. Just like your less than or less than or equal to signs are the same as well. Our Boolean operators, they operate just like they do in SQL so where A is equal to 10 and B is equal to 12, you'll get all data types where both those instances are true and then with the or sign, you have A is equal to 10 or you'll accept is equal to 12, so only one of those cases has to be true to be accepted. Now we wanted to go over our relational operators, but before we do that, let's look at a sample data type so we can better explain these by using some examples. Let's assume that we have a table of data that represents some stock so it's a NASDAQ 100 index and all the values in that table refer back to that one stock value. So we'll have a date, we'll have the opening stock value, we'll have the high, we'll have the low, we'll have the closing value, the volume of trades, and the adjusted closing. So the first relational operator we wanted to go over was the limit and this limit is just like how you would see in SQL, so let's assume that we wanted to look at the top 10 fields, or we wanted to limit the results to 10 results and so we could do x is equal to limit stock 10, with limit being the keyword here, stock being the data point, and 10 being the number of results we wanted to limit it to. So if we wanted to change it and make it 100 we would just say limit stock 100. So it's pretty simple, it's just standard like you'd see in SQL. The next relational operator we wanted to go over is the group. So if we wanted to group a value of stocks by the high and we wanted to see, if we wanted to see all the dates where the highest, the high value was <text:soft-page-break/>the same, we would do X is equal to group, stock by high, with group and by being our keywords and stock being that value, with high being the field that we wanted to group our stocks by. The third relational operator we wanted to go over was the filter. So let's assume that we wanted to filter all our results and see where the closing value was greater than 43, so we would do X is equal to filter, stock by closing, greater than 43. In this instance, filter and by are our key terms in the Pig Latin script where stock being the value and closing being that field that we're filtering by, and so if we wanted to change it and filter by all that are greater than 63, we would just change 43 to 63. So it's pretty standard, just like you'd see in SQL. The next relational operator we wanted to go over was the foreach and you'll see yourself using the foreach quite a bit, because it's gonna let you iterate over values. So in this instance let's suppose that we wanted to cut the stock fields down to three and we only wanted to see the high, low, and close, what we would do is we would set a variable equal to foreach, insert our data value which is going to be stock, and then generate high, low and close, with our key terms being foreach and generate. In this instance we could've assigned data types to each high, low and close but we don't have to because we've talked about before how much more flexible Pig Latin is versus SQL and the fact that if you don't have a certain data type declared in SQL, it won't compile, but in Pig Latin it's okay. So those are the four relational operators that we wanted to look at. Now let's look at how to use those inside of some real-world examples in our own development environment.</text:p>
        </text:list-item>
        <text:list-item>
          <text:p text:style-name="P1"/>
        </text:list-item>
        <text:list-item>
          <text:p text:style-name="P1">Demo 3: Pig Latin Basics</text:p>
        </text:list-item>
        <text:list-item>
          <text:p text:style-name="P1">Now let's jump into a demo where we're gonna be using the Hortonworks Sandbox and the Pig Editor to do some real-world examples, but before we jump into that, let's talk about the example data we're gonna be using. We're gonna be using some stock values that we're gonna acquire. It's actually gonna be a NASDAQ 100 index file and it's just gonna have all the stock results for that day, just like we were using in our previous example. You're able to find this data on <text:soft-page-break/>Yahoo and Yahoo Finance area and then you can actually export it to a .csv, which is what I've done here. So for our demo we're gonna be using that NASDAQ 100 index file. What I've done is I've taken the daily results from 1985 all the way up until 2015, just so we can have a large amount of data and we're gonna be using the Pig Editor for our demo and we're gonna upload our data and we're gonna run through some of the relational operators we've looked at. So go ahead and log into your Hortonworks Sandbox so that you can follow along. So we've logged back into our Hortonworks Sandbox and now we're gonna navigate to the Pig Editor. Alright, so the first thing we want to do is we wanna name our script and we'll just call this one index demo and then next what we wanna do is we wanna load our data, but before we load our data we're gonna need to actually upload our data into the file directory inside of the Hortonworks Sandbox. So let's navigate to the file browser. And so just like we had looked at before, we'll go to the upload, and we're gonna upload files because it's just a CSV, it's not a zip. I've got it saved here as ndx-100 so I'll select it. And so now we can see that it's successfully been uploaded. We can look at the file here and here's an example of the file. This is what it actually looks like. You'll notice that there's no headers so we'll have to define our column names or our data fields on our own, which we'll be doing. Now let's go back so that we can see exactly the directory that the file's been placed in. So we can see it's in the user Hue directory. We can edit the path if we needed to, but we're gonna leave it the same and so now we're gonna navigate back to the Pig Editor. So we'll want to create a variable called index raw and we're gonna set it equal to load because we're gonna load up the CSV that we have, so we'll do the load function, and it gives us some auto complete here so we're gonna do user and we said that file was in Hue, and it's the ndx.100.csv, closed quote. We're gonna use Pig Storage because Pig Storage will allow us to go over different types of files and so with this being a comma-separated file we'll be able to do it over the comma. So it's Pig Storage. If it'd been a tab separated we would've been able to put, we'd been <text:soft-page-break/>able to, if it had been a tab separated we would've used the tab function, but here we're gonna use a comma, as, and by using as here what we're gonna do is we're gonna define our column headings. So we'll have date, open, high, low, close, with the volume and the adjusted close, and we'll end it with a semicolon, and so we can read it better I'm just gonna put this on the next line. And so if we were to execute this right now, it wouldn't really do anything. Pig needs to be told what to do for it to actually run the Pig script so in this instance it's not gonna run and start loading that data until we need to run it. So if we were to run a don't command, which don't just prints out the results to the screen. So if we don't raw and end it with a semicolon, this is when Pig would go ahead and load the data and then assign date, open, high, low, close, volume, and adjusted to it, so that we could see it. So let's run and execute on that. If it seems like it's taking a long time, don't worry because if you're from a SQL background, you're used to getting your results back pretty quickly, but you just have to remember that Pig is run in a batch mode so it's not really gonna give you real-time results. You know, it's a batch process that runs a little bit slower. And so if you have a green bar, that means you had a successful script. We can roll down and we'll see the results and so there's not much to the results. We were just defining our field names and making sure that they were working. Now that we've seen how to load our data, let's look at how to trim down our fields that we want. Let's suppose that we wanted to only see the date, the high, the low, and the volume. So what we would do is we would declare a new variable. We'll call it index values, and we'll use the foreach keyword. Remember I said that this was a very powerful one and this is something that you'll use a lot. So we'll use it to iterate over the index raw, which we've already loaded, and we're gonna use the keyword generate so we're gonna generate and we're gonna add the fields that we wanna see, so we only wanna see date, high, low, and volume, and we're gonna end that with a semicolon and then we're just gonna dump those results from index values and then let's execute that script. So we have <text:soft-page-break/>our green progress bar, which indicates that our script is complete, and we can see that our results have the date, the high, the low, and the volume just like we wanted when we were declaring it so foreach, index raw, generate, high, low, and volume, and then we've dumped those results. Now let's looking at using filter operator. Let's suppose that we wanted to take those index value results that we just received and filter those to only give us values that are higher than 4440. So what we'll do is create another variable and we'll call this filtered high and we'll set it equal to our filter operator, and we'll place in our index values as our data. It uses a keyword by and the field name we wanted to use was high greater than 4440, end it with a semicolon, and then we'll dump those results so we'll need to change our dump to filtered high, and we'll execute this query, take it, after just a second we should have those results. So now we have our results and we should see that all the values are greater than 4440 and it looks like that's the case. So now let's use our limit to give us only 10 results back so we'll call this one results for 10 and we're gonna use our limit operator and we're gonna limit filtered high and we're only gonna use 10. End it with a semicolon. Then we're gonna dump out our results and then we'll run the execute on this. So now we should have results for only 10 fields and it looks like that's what we have here. So now let's look at the group by function and to do that we're gonna actually take out this limit and let's see what it would look like if we tried grouping the filtered high results by the high. So we'll create a variable called grouped results, set it equal to our keyword group. Then we need to pass in the filtered high and then another keyword by, and so this should give us our results group by, so any highs that are together that are the same should show multiple fields for that, each one. With this data we might not get that, but we'll still be able to look at how those results would appear. We'll also need to make sure that we change our dump to grouped results and we should be able to execute. Our script was successful. We can scroll down and see. You can see our results are grouped by our high values, but as you see, we don't have any high values <text:soft-page-break/>that are exactly the same, but if we had two high values that were 4441, we would see both of those rows in this field, but this gives you an overall picture of how the group by function works. So this has been a nice tour of the Hortonworks Sandbox and it's given you an opportunity to actually work with some data and try out some scripts and continue to play with this data that we have loaded and practice working over these relational operators and start looking at how to form your expressions and this is gonna give you a real good basis for the Pig Latin language.</text:p>
        </text:list-item>
        <text:list-item>
          <text:p text:style-name="P1"/>
        </text:list-item>
        <text:list-item>
          <text:p text:style-name="P1">Summary</text:p>
        </text:list-item>
        <text:list-item>
          <text:p text:style-name="P1">We're at the end of the Understanding Pig Latin module. Throughout this module we've looked at some options for setting up a Hadoop development environment. We've actually walked through setting up both Cloudera and Hortonworks Sandbox. We've looked at the structure of the Pig Latin expressions and data types and gone through some of the basic syntax for relational operators, Boolean operators, and arrhythmic operators. We've also worked through a demo, walking through how to use these relational operators with some real data. Now in the next module we're gonna start working through some real-world problems. We're gonna go deeper into the Pig Latin language and we're gonna learn how to use it with a couple different datasets and try to merge those datasets together.</text:p>
        </text:list-item>
        <text:list-item>
          <text:p text:style-name="P1"/>
        </text:list-item>
        <text:list-item>
          <text:p text:style-name="P1">Using Pig with Real Data</text:p>
        </text:list-item>
        <text:list-item>
          <text:p text:style-name="P1">Pig Loading and Storage</text:p>
        </text:list-item>
        <text:list-item>
          <text:p text:style-name="P1">Hi, I'm Thomas Henson and this course is Pig Latin, Getting Started. In this module we're going to be using Pig with real data. Now that we've covered some of the basics of the Pig Latin language we're going to take a deep dive and look at some of the complex functions, and how to use that in a real world example. First, we wanted to look at how to load and store data. Then, we're going to use some diagnostic operators so that we can debug our Pig scripts. And then finally, we're going to show you how to find some sample data and then walk through a real world problem using that sample data. So we've already been <text:soft-page-break/>exposed to loading the data in the second module, but let's examine the script in depth. We know from our examples that we always declare a variable. So in this one we have declared var, we set it equal to load, which is a Pig function that helps us load our data, and then we set it equal to the file name in a file location. For our examples we were using the temp directory, so it was temp directory, and the name of our file was data.csv. That was how we loaded our data, but we used PigStorage to parse over our data. Now let's take a deeper dive into the PigStorage function. So how does PigStorage work when we're loading our data? Well looking at the example we were using earlier, we've already got our variable declared and we're loading our data. We'll use the USING keyword here, PigStorage. And for PigStorage we're using the comma here so that's going to tell us that because we're using a csv file we'll use the comma to separate out each field. There are other examples where we could use a colon, or an asterixis, or even tab delimited, but we'll look at those in a little more in depth at the end. We use the AS keyword that's going to help us setup what are field names are and data types. And for this example our first field name is name, so we'll set that to name, and then we'll call it a chararray because it's a chararray. But if it had been an integer, or a float, or a byte array, we could've set those. If you remember, this is where we talked about our data types in module two and this is where we use them, when we're setting our field names and declaring those data types for each field name. Now let's look at how to use PigStorage to actually store data. So in all of our examples in the module two we were always just dumping the results out to the screen, but say that we wanted to take those results and send them to a file, PigStorage allows for us to do that. The only difference is instead of loading the data we'll actually store the data. So we'll see we have STORE here, the variable name, which is var for our example, INTO, and then our file name. So in this one we'll just use generic filename. Once again we're using PigStorage and we wanted it to be a csv so we're going to keep that comma there. So we talked about some of the other options for using PigStorage <text:soft-page-break/>to load or to store our data. The first we've used in this course has been the comma. So we've always used PigStorage and used it for comma separated values. So as you can see in this example, field1, field2, fild3, they're all separated by commas, but we also have the option of using a colon. So in this one instead of the comma inside the quote, we used a colon, and that will let our fields be separated by a colon. So field1, 2, and 3 are now separated by only a colon instead of a comma. We can also use an asterixis. So just like we did with the colon, we'll substitute in an asterixis, and field1, 2, and 3 are all separated by an asterixis. Now let's look at some of these functions inside of our Pig editor. So here we are back in our Pig editor and we wanted to look at how to load into PigStorage. So we're going to pull up our old script, which was the index demo that we have saved. Now we can see the script that we used in module two and we can see that we were just dumping the results out to the screen, and now we wanted to try practice using our store value. So, let's try just storing grouped_results into just grouped_results. Let's look and see how it's going to store those values for us. And so we'll give this one a title as well, so Store_demo. Let's save that and we're going to execute that. We've got our green status bar so that means our script was successful. And so now we can look at our results that were stored, and it was stored into group results, but we didn't have to specify exactly where it was because we were already in user Hue, just like here in the load. So now let's go to our file browser, and we're scrolling down, and we're looking for grouped_results. And it put it in a directory, and so there will be two files in this directory. One, _SUCCESS, that doesn't have anything in it, and then the actual part of the results. So let's look at the results. And so if you remember back to module two, these were the same results we have at the end of the script that we created. So that was good. We were able to use store just to send our results. But what if wanted to change how the results were? From maybe comma separated values to a tab, or to asterixis, or to semicolons? Well then we'd need to use PigStored. So let's jump back in and edit our script a little <text:soft-page-break/>bit. Well pull Store_demo back up, and let's take out these two lines, and let's focus on just using the index values. So we're going to store our index values, and we're going to INTO. Let's change the name, let's make it index_values, keep it consistent. (Typing) And then this time we're going to want to use the PigStorage function. So just like we've done at the top, if you remember using PigStorage, we'll be able to do the same thing here, so USING PigStorage. And then this time let's just use a colon and see what our results look like with a colon. So just to refresh, we're pulling these values from the FOREACH that we're iterating over so we should have just the date, the high, the low, and the volume, all separated by a colon. So let's save that script and then now let's execute it. Our progress bar is green so that means our script is a success, awesome. So now let's look at the file browser and we're going to be looking for index_values. We'll scroll down and we have index_values. And just like before we have a _SUCCESS and we have a part, and look at the part. Okay, we have our results here and we have the date, the high, the low, and the volume, but it's still kind of hard to read. So it was awesome to be able to use PigStorage to separate them with a colon, but it's not really something that's easy for us to read. So let's go back out in our file browser and let's delete these results. We'll do delete forever. And now we're going to go back into our Pig script. And then this time, so to make it a little bit easier to read, let's try doing it with a tab separated file, so it's just a backslash t for tab separated. And we'll save that script. And now we should be able to execute this and when it's complete our date, high, low, and volume will all be separated by tabs instead of colons. So let's execute. So we've got a green bar. That means our script was successful. And so now we should be able to see index values that are tab separated. So we'll go to our file browser and we have our index values, two files, _SUCCESS, and part. We're going to look at part, and here we go, we have our date tab separated. We have our high value, then we have a tab, then we have our low value, and then we have our volume. So they were all tab separated. This is a whole lot easier to read than the colon one <text:soft-page-break/>we just had. In this demo, we've been able to look at how to store values without using PigStorage, and how to use PigStorage to store the values, and change from a comma separated file to a colon, or a tab separated. Just remember that whenever we're using store without using PigStorage we're only storing those values just as they would look when we dump those values out. Now let's look at how to debug our Pig scripts.</text:p>
        </text:list-item>
        <text:list-item>
          <text:p text:style-name="P1"/>
        </text:list-item>
        <text:list-item>
          <text:p text:style-name="P1">Debugging Pig Scripts</text:p>
        </text:list-item>
        <text:list-item>
          <text:p text:style-name="P1">In this section we wanted to look at the operators used to debug our Pig scripts. You can look back at this statement and see that it's very familiar. There's one big difference here, instead of dumping out var, we're actually trying to describe our var. So by using describe instead of dump we're able to display the schema. So in this example the schema would just be name, chararray, and price as integer. This is a very easy way for you to look at different variables and see what the schema is that you're printing out, that way you can continue debugging. Let's look at another operator. This one is the explain error and this one is the explain operator. Just like we were using the describe, and just like we used the dump, we're just going to explain the variable that we're looking at. So in this one we're explaining var. The output for this is the execution plans for the statements, particularly if you're looking for how logical, physical, and MapReduce is going to be executed. Let's look at one more, the illustrate command. The illustrate command is the most in depth of the three commands. It's actually something that you'll want to use if you really want to drive down into the details. Illustrate will give you a step-by-step breakdown of your statement. It's great for debugging your Pig scripts. Let's look at how to use this in the Pig editor and some of the ways that we can debug using the Pig editor. Here we are in our Pig editor and we're going to look at how to debug some Pig scripts. So we'll continue working with the NDX-100 file. So we'll want to set a variable and load it. So we'll do index_raw like we have been, and we'll load that data, select the NDX-100.csv, and we'll continue using PigStorage. And <text:soft-page-break/>then we'll use a FOREACH to iterate over it. And we'll just put out the date, the high, and the low. And let's just dump these results. And we'll give it a title. We'll call it debug since this is our debugging. And we'll execute. And now for the first time we have a red bar here, which indicates that the script was unsuccessful. If you've been following along you can probably figure out where we made a mistake, but I intentionally put a mistake in here so that we could actually look and see how to debug it. So if we scroll down we can look at the logs. We can see that the job was failed, but then we can also click on the logs here and we'll get a long message that's our output. But as your looking down, you can see here we have an undefined alias of index. So if we look back at our script at the top, we can see that our FOREACH here we called index, which it should have been index_raw. So that was just a simple example that you get a red bar. And then you can actually go down to the lower files, and look, and see your errors. So now that we've got the script fixed we'll be able to save our script, and then execute it, and we have a green bar so our query was successful. We can see down at the bottom our results. And so now let's look at a couple --- now let's look at how to use the keyword describe. So we're going to describe our index values of date, high, and low. Even though we haven't assigned the data types, let's see what Pig defaults and gives us the data types as. So we're going to execute that. And so we have a green bar. We could scroll down and we can see index values, the date, the high, and the low were all given a bytearray. That's one of the data types that we had talked about that if you don't declare one it's automatically going to assign the data type bytearray to the fields. We can even see and verify that by running it on index_raw. So as we're loading the data let's see what the data types are assigned as. And just like the index_values, the index_raw we're all given the default type bytearray. So let's go back to the top and let's actually assign these data types. And so we'll give datetime to the date, and we'll do int for the rest, and for volume let's do a chararray just to be different. Now let's execute it. Now we can see that just like we declare <text:soft-page-break/>our fields, they're given those data types. So date has datetime. We have all integers, except for our volume that we declared a chararray. And now let's try the keyword explain, and so let's have it explain our index values. Let's execute. In order to explain of index values, and so we can see the logical plan by using the explain keyword. We're looking for three field names, our date, our high, and our low. So as we look we have our datetime, and the name date, which is the name of our field. We can see that it will be in column 0. So just like in Java arrays start --- the first field is 0. And then so our high is data type integer, and it's going to be in column 2, or 1. Our low, it's an integer, and it's going to be in the second column, which is actually the third column. But like we were saying just like in Java, the first column is 0, so you have 0, 1, 2, and that's going to be our 3 columns. You can see the physical plan. You can see where it's actually taking index_raw and loading the NASDAQ-100.csv. And you can actually look at the MapReduce plan. So we can see that by using the explain we're able to look at the logical and physical plans. We're not seeing an example of what the execution would look like. If we wanted to see that we would use the keyword illustrate. So let's go back up to the top and let's take our explain variable out and do illustrate. And so now we're going to use the keyword illustrate over index_values. We're going to execute it. And so now we should be able to see our illustrate. We should be able to see the logical plan, and we should also see a sample of some of the data that has ran. So here we have our sample, this is actually going to be the sample of our index_raw. Then we can see the sample of our index_values, so our date, our high, our low. So here's our datetime, here's our high, and here's our low. And so you can see how helpful this would be when trying to debug because it's going to give the value that you asked for, so we said illustrate index_value, but it's also going to show you how it got those three fields by showing a sample of index_raw, which is the variable that we're iterating over to get the date, high, and low. So you can see there's a lot of different ways that you can debug your Pig scripts. The first one is you can use the <text:soft-page-break/>log files for any errors you have. But if you're trying to debug and look at something and you didn't get an error, but you just didn't get the right fields back, you can use the describe, explain, or illustrate variable to kind of work your way backwards and see where the problem started and how you can get the correct fields that you were looking for. Now let's take a look at how to find some data for us to use to test and practice our Pig Latin skills.</text:p>
        </text:list-item>
        <text:list-item>
          <text:p text:style-name="P1"/>
        </text:list-item>
        <text:list-item>
          <text:p text:style-name="P1">Finding Data</text:p>
        </text:list-item>
        <text:list-item>
          <text:p text:style-name="P1">Now let's talk about where to get data. We've already been using some stock data that we've gotten from Yahoo finance. In our previous examples we've been using some index data, this is the same dataset that we'll be using in the next demo. Our second dataset is going to be some historical weather data. We were able to get this from the noaa.gov website. This is a great resource too for you to be able to find any historical weather data, and it's dataset is what we're going to be using for the weather portion of our demo. Now let's jump into that demo.</text:p>
        </text:list-item>
        <text:list-item>
          <text:p text:style-name="P1"/>
        </text:list-item>
        <text:list-item>
          <text:p text:style-name="P1">Real World Demo</text:p>
        </text:list-item>
        <text:list-item>
          <text:p text:style-name="P1">For our next demo we're going to take our daily stock price data and compare it with our daily temperature data. Now let's look at a few of the steps that we're going to walk through to accomplish this. First, we're going to be using our PigStorage to load both datasets, and then we're going to set those data types. Next, we'll be looking at our dates and learn how to convert date time with a built in ToString function. In the last step, we're going to use the join function to compare stock data and weather data. Then, we're going to store those results in a csv file. Now let's jump into our demo. Go ahead and pull-up you Pig editor and you can follow along. Here we are at the file browser and we've already got our data uploaded. Here's the NDX-100 csv. Let's take a look at this file and see the format of it just as a reminder. If you'll remember we have our date, we have our open, we have a high, we have a low, we have a close, a volume, and an adjusted close. Now let's take a look at the weather data we've uploaded. So <text:soft-page-break/>we're going to go back into the file browser, we're going to scroll down, and look at the weather data that we've uploaded. We can see with the weather data here I've taken out the header and I've made sure that we have the date in the correct format. And the fields are, the first field is just an ID, so it's the weather station ID, and then where the location of it is the next field. Then we have the date, it's been formatted, we have year - month - date, and then we have the daily high, and then the daily low. You'll notice on these files that it looks like the daily high was 33, but really that is 3.3. The way the data is output it's just in the two digit form. And then the same thing with the low, that is actually -8.3. Now let's go to the Pig editor and let's start writing our Pig script. Now that we're in our Pig script, let's look at one of our examples from our previous modules. You'll remember this example from our previous modules where we were loading in the index values from a csv using PigStorage, and we were assigning the field names of date, open, high, low, close, volume, and adjusted close. Then we were iterating over those values to just pull out the date, the high, and the low, and then we were dumping the values. But now what we want to do is we want to take this dataset, and also merge it with our weather dataset, and see if we can't find the daily high and low for the weather values that correspond with the same dates for the index values. Let's make sure that we assign a title, and we'll call this script Weather. we'll save our script, and then we'll execute this. Now we can scroll down and we can see that we have our date, it's been formatted in the date time format, we have our high, and we have our low. So everything still works with that portion of our Pig script. Now let's see if we can load the weather data in. So we'll create a variable called weather_raw, just like we did with the index_raw. We're going to set it equal to our load. It's located in our user hue. We named that file weather.csv, close the quote. We'll continue using PigStorage. And our fields were ID, which is a chararray, with the name, the date, which was in the date time format, our daily high, which is an int, and our daily low, which we'll name daily low, and <text:soft-page-break/>it's an integer as well. Now let's create a weather_values, and iterate over it, and just pull out the date, the day high, and the day low. So we said weather_values, FOREACH. We're going to pass in weather_raw. We're going to generate. We said we just wanted the date, the day high, and the day low. And now let's just make sure that all these are working correctly. And we're just going to dump out our weather_values, save our script, and execute. And so we got a green bar and so our script was successful. And we have our date in that long date format, we have our high, and we have our low. So before we go forward, let's talk about the date time format, and let's look at this. Now if our output means results and we're comparing the results, we definitely don't want to look at this date in this format because the only value that's being brought year, month, and date, since our time is 0 and we didn't pass any time, any hours, minutes, or seconds into our data. Before we start trying to merge our two tables so that we can look at the results for a particular day that has the stock high, stock lows, and weather highs, and weather lows, let's look and see how we can format that date time without actually having to---. Let's see some built-in Pig functions that will allow us to format that date and make it a little bit more user friendly. So we've been dumping our values here, and so let's just take in this FOREACH. We're going to use a function called ToString. And ToString is going to allow us to pass-in the field that we're setting ToString, and then along with the format that we want. And so our format that we're looking for, for our dates, is going to be year, month, day. So, it's going to just be yyyyMMdd, closed parenthesis, and then we'll do it AS date. Let me put this on the second line so we can see it. So our script is, we're generating ToString, to field date, from weather_raw, into the year, month, day format, and we're naming that field AS date so that we can call it later on. If you're familiar with Java this looks very familiar to you because this is a function that is built into Java that allows for you to pass-in formats for the date. And so now let's test that script out. So we'll save it and then we're going to execute it. So let's look and see what our <text:soft-page-break/>date format, if it's changed. And we have the year, the month, and the date, and we don't have the time anymore. And we still have our fields for our daily high and our daily low, so it looks like our query was correct. And that's more user friendly. Now let's convert the same on the index values. And so for our index values we'll do the same. So we'll do a ToString for date. And then we want the same format so that we can match these fields to the corresponding fields in the weather value. Close our parenthesis and add an AS. And now here at line 12 we're just going to give ourselves a little bit more room. And what we're going to try to do now is we're going to try to use an operator inside of Pig called join. And so it's somewhat familiar to you if you're from SQL, it's going to work in the same way. So we're going to go final, and that's going to be the name of our variable. We're going to join. And our left-side is actually going to be our index, so let's take our index_values, and we're going to pass those in by date because date is our key that we want to compare it. Now we're going to pass-in our weather values and we're going to use the date. And so now what we're doing is we're taking --- we're saying join all tables in index value by the date where they match the weather values by the date. And so we should be able to see date with the high stock value, the low stock value, and also the daily high, and the daily low in the fields anywhere where the dates match. And so any fields where we don't have a match, we shouldn't see anything. Let's make sure that we change --- we're going to dump out the final. And let's save our script and let's execute that. Alright, we've got a green bar so it means our script was successful. Let's look at the results. So we can see that on January 2, 2008 the index stock value was at a high for that day at 2,094, and the low for that day was 2,040. We can also see that the temperature in Celsius was at a high that day for 3.3 degrees Celsius, and the low was a -8.3. So now the only thing we need to do, we need to remember how we've used our store function instead of dumping these results out, but store these results. So what we're going to do is, if you remember, we just use STORE, and we're going to use our final variable into, let's <text:soft-page-break/>call this compared results, and then it's using PigStorage. And we're going to make it a comma separated file. And let's save that script. And then run that execute. We've got a green progress bar. That means we have successfully written a query that's working. And for us that means since we used the store function we should be able to go to our file browser and we should see our compared results. Ha, there we go. We see compared results. Let's open it up. We have our output that says it was successful, but we already knew that because we saw our green progress bar. Let's click on part here, which is going to have our results. And just like we saw when we were running our dump we have our year, we have the stock high for the day, we have the stock low for the day, and the corresponding high temperature, which really wasn't that warm at 3.3 degrees Celsius, and the low at -8.3 Celsius. So in this demo we learned how to use the join to compare two different datasets, which is something we hadn't done in any other demos. We learned that we can use the join to be able to do that. And we also learned how to use the ToString to actually convert our dates into more user friendly dates, and how to format those.</text:p>
        </text:list-item>
        <text:list-item>
          <text:p text:style-name="P1"/>
        </text:list-item>
        <text:list-item>
          <text:p text:style-name="P1">Summary</text:p>
        </text:list-item>
        <text:list-item>
          <text:p text:style-name="P1">As we've come to the end of this module, let's look back at some of the things that we've learned. We've learned about the load, dump, and PigStorage. These are all functions we use to move files in and outside of Pig. We've learned how to debug Pig script by using the describe, explain, and illustrate functions. And then we also want real world example of using it in Pig scripts. Now let's look at the next module where we'll be using some user defined functions.</text:p>
        </text:list-item>
        <text:list-item>
          <text:p text:style-name="P1"/>
        </text:list-item>
        <text:list-item>
          <text:p text:style-name="P1">Writing User Defined Functions</text:p>
        </text:list-item>
        <text:list-item>
          <text:p text:style-name="P1">Demo: Grunt Shell</text:p>
        </text:list-item>
        <text:list-item>
          <text:p text:style-name="P1">Hi, I'm Thomas Henson and this course is Pig Latin, Getting Started. In this module we're going to be talking about writing user defined functions. Throughout this course we've gone through and we've looked at the Pig Latin language. We've looked at <text:soft-page-break/>what Pig is, we've seen it used in some real world examples, and we've gone through the different syntax parts of the language. We can structure our queries and we can write a lot. Now we want to focus on looking at the grunt shell and figuring out how we can write our Pig scripts inside the grunt shell. Then we want to look at user defined functions, which gives us more flexibility in our Pig scripts. Then we're going to look at the Piggy bank. And lastly we're going to look at how to keep our Pig Latin skills sharpened so that we can become Pig Latin experts. So far throughout this course we've used the Pig editor to write all our Pig scripts. We've been able to write, test, and debug our Pig scripts all in near real time and have been able to get feedback on our Pig scripts. We've had the syntax highlighting, we've really enjoyed that. But eventually a time is going to come when we're going to move to a production environment and we're not going to have the Pig editor more than likely. This same thing happened to me when I first started out with Pig. I got really comfortable using the sandbox inside of Hortonworks and the Pig editor, and I was able to test and debug by Pig scripts, and I got used to the syntax highlighting. So when I went to the production environment I asked one of the developers where it was? He explained to me that it wasn't something that we were using in our development environment. So I was kind of shocked at first because I didn't want to just use eclipse to do my Pig editing and have to compile it, and push it up to our environment, and wait, and get results back. I wanted something that I could enter my scripts in and test them out real quickly. That's where the Pig grunt shell comes in. It's an interactive shell that allows users to enter Pig Latin scripts and interact with HDFS. It's similar to running things from a DOS prompt or the Linux command line. And if you're familiar with a lot of the Linux commands, then you'll be able to navigate the grunt shell pretty simply because they share the same commands. It's a great tool to have, especially for situations where you need to test out a query real quick, and you might need to tweak it a few times, and run that Pig script a couple of different ways. It's a whole lot easier than having <text:soft-page-break/>to write it in your IDE, compile it, push it to your cluster, and then test it that way. So where is this tool and how can you access it? It's simple, all you have to do is go to a Linux prompt and type in Pig, space, -x, space, local. It's that simple. You'll notice that the last argument, local, is going to indicate that our environment is only running on the local system, but if you're wanting to use it with MapReduce, all that's required is for you to change that parameter to MapReduce. So you would type in Pig, space, -x, space, MapReduce. If you're just wanting to check your syntax, you might want to use the local system instead of trying to run it over the whole MapReduce. But if you're really wanting the feedback on your script and to test out your scripts, you'll want to use that MapReduce. So we said the grunt shell is similar to a Linux command prompt and it actually borrows some of the same commands, so let's look at a few of the commands. The first one we're going to want to look at is we want to know where the help is. Anytime you're going through something you want to see the documentation or you want to know how to find help. So the help is just as simple as help. Just like in Linux if you want to list out the directories, you can run an ls command and that will list out all the directories and the files that are in the current directory that you're in. And then you'll want to be able to change directories to move around, and so it's just like in Linux, it's a cd. We're going to go through a couple of these commands in the next demo and we'll show you how to navigate the grunt shell. So before we jump into the demo, let's talk a little bit about what we're going to do. You'll want to remember that the grunt shell is a command prompt. So if you're familiar with Linux then you know what to expect, but if not, it's similar to maybe dos, if you're familiar with dos. I'm going to access it by SSH into our sandbox, or you can use just a Linux prompt. So if you go into Hortonworks and pull up the terminal, that will give you a Linux prompt. Or with Hortonworks, your command prompt is the first thing you'll see. Alright here we are at a Linux prompt. And just like we had talked about in the slides, we can get to our grunt shell just by typing Pig, space, <text:soft-page-break/>-x, space, local. And after a few seconds you'll see the grunt shell prompt appear. So now we have our grunt prompt and we can go over a couple of commands. The first one we wanted to look at was the help command, just type in help. And it gives you information. You can see how to quit the grunt shell, display the history, execution, run, just a couple of the other commands. I'm going to run a clear just to give us a clean screen. So another command that we wanted to look at, we wanted to look at the list directories, and that's just an LS just like in Linux. We can see that currently right now we're in the home directory, but if we wanted to change directories, say we have some data in the temp directory we wanted to look at, we can do a cd. Then the name of the directory, and we're going to do temp, and now we'll run another LS, and it confirms that we're in the temp directory. And so let's clear this out. Then if you wanted to get out of your grunt shell you'll just type quit just like we saw in the help menu, but we're going to jump back into the grunt shell. So now that we have a grunt prompt again we know that we're in the grunt shell. We're going to clear it out. And then now we wanted to walk through just a little demonstration, maybe run a quick Pig script. We're going to be using the same data that we were using in module two and module three, which is the NDX-100 index csv. I've put that file in the temp directory and so now we're just going to load that data. We're going to just type this just like we would any Pig script in the Pig editor. So we're going to name our variable index_raw and we're going to load it. And it's located in the temp directory. And so the name of that file is that NDX-100.csv. And since we're using a csv, we'll use the PigStorage for comma separated. (Typing) Then if you remember those data types, so we have a datetime for our date, open is an int, our high field is an int, low is an int, close is an int, volume is an int, and our last field is adjustable, and it's an integer as well. And so now we'll just press Return and that's loaded our script, but it hasn't ran that script. So just like we were talking about before, this is a good example of nothing is going to happen until we run a describe or run a dump. So you can see that it's queuing it <text:soft-page-break/>up, but it actually hasn't started and created a MapReduce job yet. But if we go in and we say we want to describe that index_raw, it's going to describe it for us. But if we want to dump it, it'll actually do a MapReduce job and we'll show --- you'll see how you'll get a long screen. You can see how the screen is kind of working a MapReduce job. You can see a lot of the Java output there. It'll take just a second because remember this runs in batch mode. And there's a list of our results, it goes all the way back to 1985. So yeah that's the file we've been working with. So now if we want to shorten those fields, we would declare another variable called index_values. We're going to use that FOREACH we've been talking about and using a lot to iterate over our index_raw that we already declared to get the results. Then we just want to generate, maybe we want to see just the date and the low stock price. End it with that semicolon, press Return, and we've got it ready. And so now all we have to do is we can dump the index_values. And another MapReduce job is produced and we have our 1985 with our lows. And so you can see how powerful and how awesome of a tool the grunt shell is. You're able to come in, start writing Pig scripts, and get some feedback on them. It's one of the things that you don't have if you're using an IDE. And so if you've gone through this course, and you've gotten it familiar, and you've really liked using that Pig editor, and you go into a production environment, and you don't have access to a Pig editor, you're really going to want to use this grunt shell. And this is one of those things you can show other developers that maybe have been working with Pig for a while, but haven't used the grunt shell, and kind of show-off your eduction. When I started working in that production environment and I had asked for the Pig editor, none of the other developers had really known about the grunt shell, so I was actually one of the first people to show the other developers, the more senior people, the grunt shell. And so it kind of helped me fit in and show that I can contribute even though I was new to Pig. So, this is something maybe you can take back and show some of your co-workers and get them using the grunt shell as well. Now we wanted to jump back and <text:soft-page-break/>start looking at how to create our own user defined functions.</text:p>
        </text:list-item>
        <text:list-item>
          <text:p text:style-name="P1"/>
        </text:list-item>
        <text:list-item>
          <text:p text:style-name="P1">Creating User Defined Functions</text:p>
        </text:list-item>
        <text:list-item>
          <text:p text:style-name="P1">Suppose we wanted to convert our temperatures from Celsius to Fahrenheit. How would we go about doing that? We have a couple of different options in Pig. The first one is we can just simply take the value and create and expression inside of a Pig script. So for example, we'll take a FOREACH, we'll look over the weather_raw, and we'll generate the daily high, and we'll multiply it by 1.8, and add 32. And that's the formula we're using to go from Celsius to Fahrenheit. Then we'll just dump those results. But what if we had to do this on multiple different occasions and in different Pig scripts a lot of times? Wouldn't it just be easier to create a function that we could use to get a lot of use out of it? Pig also offers us another option to be able to create a function to do that, it's called user define functions. So in this example what we would do is we would write our FOREACH, we would generate, but instead of having to put the formula in the Pig script we would actually just call ToFahrenheit. So this is just like what we did in module three when we were using the ToString to convert our dates. Well let's look at how we can do this. A user defined function is just a custom code written to create a special process for us in Pig Latin. For example, like we were talking about the ToString that we used in module three, this is one of the most powerful things in Pig Latin because it allows you to create custom code and insert it and use it in your Pig scripts very easily. So what if you wanted to write your own user defined functions? What are your options? Well there are a couple of different languages that support it. Of course the first one you've probably already guessed is going to be Java, because Pig is written on top of Java and Java is---. You're also going to be able to use Python. You can actually use JavaScript to write user defined functions, Ruby, and Groovy. Let's just remember that with all the support of all these languages the one that we're going to probably be able to use the most and you're going to see the most benefits from being <text:soft-page-break/>able to use is Java. But that doesn't mean that you can't create powerful scripts with the other languages, it's just with Java being that native language you're going to be able to use --- you're going to be able to create more powerful scripts and have more options. So now let's look at an example of an UDF to convert our temps from Celsius to Fahrenheit. This is just a sample UDF. We're not going to be able to compile and run this without having a deeper knowledge of Java, and that's kind of not what we're looking at in this course, but we just did want to pay attention to how simple and how easy it is to create these. In the next video we're actually going to look at some that are already created by the community that we can use already. Now I've opened up a class that we've created here that's going to be our ToFahrenheit. So this is what we would use if we wanted to create a user defined function to take Celsius and go to Fahrenheit. So you'll see that we've imported a couple of different packages from Pig. And like I said, we're just looking at this example so that we can see how we would create a user defined function. It's not so much about you learning to use Java or learning to create your own user defined functions, but it's just giving you an example of how simple they are. So we've got our public class of ToFahrenheit here, and we're accepting in a float. And then on line 9 and 10, we're actually going to do some error checking, making sure we're not getting a null and making sure we have the appropriate size, and then return null if that's the case so we're not changing the value of null field. And then as we move into line 12, you'll see that we're taking our float, and we're getting the input, and we're running our formula that you saw that we had created in our first script, which is the multiplying by 1.8, and then adding 32. And then we're going to return that. And when we return that, that's just the same that we were doing, we were dumping the file out in Pig, but this is actually going to return it to that function and then when we dump it out we'll actually see our ToFahrenheit temperature. There's not a lot to creating your own function, it's just having to have some background in Java, and having to understand how we can compile <text:soft-page-break/>this, and how some of the keywords work in Java. But you can see that here we're getting away with really creating only a couple of lines of code, but it's preventing us from having to use our formula each time we wanted to convert something to Fahrenheit. And this is something that we could let other users and organizations use if we were constantly having to take Celsius data and go to Fahrenheit. Instead of having to remember and use that formula each time, it's just something we can turn over and call the ToFahrenheit function. Now that we know how these user defined functions work, let's go ahead and look at some that were created by the community and that are readily available for us to use even in our current Pig editor in the Hortonworks sandbox.</text:p>
        </text:list-item>
        <text:list-item>
          <text:p text:style-name="P1"/>
        </text:list-item>
        <text:list-item>
          <text:p text:style-name="P1">Demo: PiggyBank</text:p>
        </text:list-item>
        <text:list-item>
          <text:p text:style-name="P1">Now that we know what user defined functions are, let's take a look at a repository of UDFs that's actually provided by the community. The repository for these user defined functions is called the Piggy bank. You get it? We're using the Pig word, and our repository is just a bank. I think you get the joke. But it's not a joke. The Piggy bank is actually provided by the community, which means that people like you and I can actually take our user defined functions and submit them to the Piggy bank so that other users can use them. Let's walk through a demo where we're going to look at using the Piggy bank. The first thing we're going to do is we're going to get the SVN address from the Pig.apache.org site, then we're going to use SVN, and then finally we're going to use the Piggy bank in our Pig editor. So here we are at the pig.apache.org site, and the first thing we're going to do is we're going to actually go to the wiki site, and we can navigate to the user documentation. And we want to go to the Piggy bank. And then from here there's a lot of information on the Piggy bank, but we're specifically looking for is we're looking for the address for the SVN. And we have it here and so I'm going to copy this. And then minimize our screen. We're going to do a SVN checkout. And we're just going to put it on our desktop so that we can look at the Piggy bank. So now that we have Pig downloaded let's take a look at the <text:soft-page-break/>Piggy bank. And so from the main Pig directory we're going to go into the contrib, and then we'll see a file called Piggy bank here, and we can scroll into it. And just like in our UDF example, the Piggy bank is all in Java so we'll go to the SRC, and then the main. We're going to drill all the way down. Now we're in a place where we can look at the evaluation, or the storage functions. And what we're going to be concerned with is we're going to look at the evaluation functions, so the eval functions some would call it. The evaluation functions, we have a couple of different options. We can look at the datetime, decode, math, stats, strings, or utils. For us, we're just going to look at some simple string manipulations that have been provided. So we're going to open up strings. And we have quite a few options here, but what we wanted to look at is we want to look at the length. And so we're just going to open this up with Notepad++. So now we have the length.java opened. We'll scroll down. You'll see a couple of imports that we had used in our UDFs and some other ones as well. And then we'll have our public class here and lengths, so our function is going to be our length. And just like we had in our UDF that we were creating, we had an error check here to return null when it's null. And then you can see in line 44 we're taking that input, and then we're going to get the string length, and we're going to return that. So if you see this looks very familiar from the one that we had created earlier. One of the things about using the Piggy bank that I wanted to point out, and for any UDFs, is that it's going to be important for us to remember the directory address. So let's go back out. And we'll go through it in the next example, but what we're going to be looking at is we're going to be looking at our java.org.apache.pig.piggybank.evaluation.string, and then we'll be using the length name. This is where we're going to capture what we're going to use to pull up our jar in the next example. Now we've got our Pig editor pulled up. The first thing we're going to do is we're going to add our title to our Pig script, and we'll call this title Demo_Piggybank. Now let's load our weather data from our previous examples and we'll use that to show how we can use <text:soft-page-break/>Piggy bank in our Pig scripts. We're going to save and execute that script. Let's scroll down and check those results. We want to use the length UDF from our Piggy bank so that we can count the number of characters in our name field. So back at the top, we have an upload UDF button, but we can actually find the Piggy bank is already loaded in Pig editor if we click on this User-Defined functions, and scroll down to the piggybank.jar. And you can see that when we select the piggybank.jar it automatically adds the register, piggybank.jar, for us. And so now all we need to do is we need to create a new variable called weather_results. And we're going to iterate over our weather_raw data with a FOREACH and then we're going to generate out length, which is our class name that we were looking at, and we're going to pass-in name. And this is going to count the number of characters in that name field. We're not at the end right now of using length. If you remember back to the long directory address we talked about, we're going to have to add that before the length. We're going to save our results and execute those. So our results are 47 characters for the name field. Remember all those fields were the same in our weather data so that's why every field is 47. So that's how easy it is to use the Piggy bank, or user defined functions, which gives Pig users the ability to create custom functions. Now let's look at how we can continue to learn more about Pig.</text:p>
        </text:list-item>
        <text:list-item>
          <text:p text:style-name="P1"/>
        </text:list-item>
        <text:list-item>
          <text:p text:style-name="P1">More Pig Learning</text:p>
        </text:list-item>
        <text:list-item>
          <text:p text:style-name="P1">Congratulations, you've done it. You finished the basic Pig Latin course. You're on your way to becoming an expert. Does that mean you need to continue to practice? Naw, probably not. I'm just kidding. You're going to have to keep working on your skills to be able to master the Pig Latin language. But what are some of the milestones that we've achieved in this course? We've compared Pig Latin with SQL and HiveQL. We know how Pig Latin works. We know how Pig works. We've been able to use it in some real live demos. We've looked at the structure of the language, and we've even used it in the grunt shell. So let's look at some other areas where we can continue to keep learning so that we can become <text:soft-page-break/>masters of the Pig Latin language. One of the first things we can do to keep learning is we can join the mailing list. If you remember back to the Pig documentation page at pig.apache.org, there was a mailing list that you could subscribe to. It gives you an opportunity to ask questions, and be involved, and help others that are struggling through the Pig Latin language. Remember the documentation is your friend, so take some time and go back through the documentation at the Pig course. Look at some of the documentation on the Hortonworks website, or Cloudera, or whichever version you're using. Try out answering questions on discussion post or just read the discussion post and look at how people are answering the questions and how they're using Pig. Look at some of the examples. You never know, you might be able to help out somebody who's just starting off with the Pig language. Create your own UDFs and try to commit them to the Piggy bank. We looked at the Piggy bank. It's an opportunity for you to give back to the community and also be able to hone your Pig Latin skills. Contribute to the Pig project. Get involved. Go back to the pig.apache.org site and you can actually go through and see how to become a Pig developer and how to contribute back to the Pig project. These are just some of the ways you can continue to keep learning and hone your skills so that you can actually become a master of the Pig Latin language. We'll this is the end of the Writing User Defined Functions. What are some of the things that we've looked at? We've looked at the grunt shell basics. We know how to log into the grunt shell. We know how to use it in MapReduce mode or in local mode. We know that it's great for testing, debugging our Pig scripts. We've looked at the Piggy bank. We know how to invest in the Piggy bank and how to pull from the Piggy bank to use those special user defined functions. We've seen the process for developing user defined functions and how we can implement those. And we've also seen how we can get involved. I want to thank you for watching this course and I hope that you'll really take a lot of these lessons that you've learned in the Pig Latin language and go out and implement them. Pig is a great language and it's a fun language to learn and a little bit easier. So <text:soft-page-break/>take these back to your office and show some of your co-workers how they can write MapReduce jobs without even having to use Java. Thank yo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Gotham SSm A" svg:font-family="'Gotham SSm A', 'Gotham SSm B', 'Helvetica Neue', Helvetica, Roboto,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09T11:22:34.837122042</dc:date>
    <meta:editing-duration>PT42S</meta:editing-duration>
    <meta:editing-cycles>1</meta:editing-cycles>
    <meta:document-statistic meta:table-count="0" meta:image-count="0" meta:object-count="0" meta:page-count="47" meta:paragraph-count="63" meta:word-count="19868" meta:character-count="104105" meta:non-whitespace-character-count="84346"/>
    <meta:generator>LibreOffice/5.1.6.2$Linux_X86_64 LibreOffice_project/10m0$Build-2</meta:generator>
  </office:meta>
</office:document-meta>
</file>